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style:font-name-asian="Noto Sans CJK SC" style:font-size-asian="14pt" style:font-weight-asian="bold" style:font-name-complex="FreeSans1" style:font-size-complex="14pt" style:font-weight-complex="bold"/>
    </style:style>
    <style:style style:name="P2" style:family="paragraph" style:parent-style-name="Standard">
      <style:text-properties style:font-name="Liberation Sans" fo:font-size="16pt" fo:font-weight="bold" style:font-name-asian="Noto Sans CJK SC" style:font-size-asian="16pt" style:font-weight-asian="bold" style:font-name-complex="FreeSans1" style:font-size-complex="16pt" style:font-weight-complex="bold"/>
    </style:style>
    <style:style style:name="T1" style:family="text">
      <style:text-properties officeooo:rsid="00188d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hy I'm Falling in Love with Rust</text:h>
      <text:p text:style-name="Standard"/>
      <text:p text:style-name="Standard">Hey there! Let me tell you why I'm so excited about learning Rust. It's not just another programming language; it's a game-changer for me. Here's why:</text:p>
      <text:p text:style-name="Standard"/>
      <text:h text:style-name="Heading_20_2" text:outline-level="2">Why I Like Rust</text:h>
      <text:p text:style-name="Standard"/>
      <text:h text:style-name="Heading_20_3" text:outline-level="3">Memory Safety</text:h>
      <text:p text:style-name="Standard">First off, Rust is memory safe. This means I can write code without worrying about common bugs like null pointer dereferences or buffer overflows. It's like having a safety net that catches errors at compile time, which is a huge relief.</text:p>
      <text:p text:style-name="Standard"/>
      <text:h text:style-name="Heading_20_3" text:outline-level="3">Security</text:h>
      <text:p text:style-name="Standard">With Rust, I can produce more secure code. In today's world, where security breaches are all too common, using a language that prioritizes safety is a big win. It's reassuring to know that the code I write is less likely to have vulnerabilities.</text:p>
      <text:p text:style-name="Standard"/>
      <text:p text:style-name="P1">Learning a Compiled Language</text:p>
      <text:p text:style-name="Standard">Rust is a compiled language, <text:span text:style-name="T1">in the same area as </text:span>C <text:span text:style-name="T1">and C++</text:span>. This gives me the opportunity to dive into low-level programming while still enjoying modern language features. It's like getting the best of both worlds—performance and safety.</text:p>
      <text:p text:style-name="Standard"/>
      <text:p text:style-name="P2">Why I'm Learning Rust</text:p>
      <text:p text:style-name="Standard"/>
      <text:p text:style-name="P1">Love for Learning</text:p>
      <text:p text:style-name="Standard">I simply love learning new programming languages. Each language offers a unique perspective on solving problems, and Rust is no exception. It challenges me to think differently and grow as a developer <text:span text:style-name="T1">( Which I will never be because of at least my lack of algorthim knowledge ).</text:span></text:p>
      <text:p text:style-name="Standard"/>
      <text:p text:style-name="P1">Developing CLI Tools</text:p>
      <text:p text:style-name="Standard">One of the reasons I'm diving into Rust is to develop command-line interface (CLI) tools. Rust's efficiency and performance make it perfect for building fast and reliable CLI applications. I can already see myself creating tools that make my daily tasks easier.</text:p>
      <text:p text:style-name="Standard"/>
      <text:p text:style-name="P1">Crafting Custom Software</text:p>
      <text:p text:style-name="Standard">Rust provides me with the freedom to craft software tailored to my specific needs. Whether it's a small utility or a larger project, Rust's flexibility and power allow me to build exactly what I envision.</text:p>
      <text:p text:style-name="Standard"/>
      <text:p text:style-name="P1">Generative AI</text:p>
      <text:p text:style-name="Standard">With the advent of Generative AI, the possibilities are endless. I can now craft applications that I wouldn't have even thought <text:span text:style-name="T1">few months ago</text:span>. AI tools can help me generate code snippets, debug, and even optimize my Rust programs, making the learning process even more exciting.</text:p>
      <text:p text:style-name="Standard"><text:soft-page-break/></text:p>
      <text:p text:style-name="P2">What Has Changed</text:p>
      <text:p text:style-name="Standard"/>
      <text:p text:style-name="Standard">The landscape of software development is evolving rapidly. With Generative AI, I can now tackle projects that were once beyond my reach. It's like having a superpower that amplifies my creativity and productivity.</text:p>
      <text:p text:style-name="Standard"/>
      <text:p text:style-name="Standard">---</text:p>
      <text:p text:style-name="Standard"/>
      <text:p text:style-name="Standard">I hope this gives you a good sense of why I'm so passionate about Rust. It's not just about writing code; it's about embracing a new way of thinking and creating. If you're curious about Rust, I highly recommend giving it a try. You might just fall in love with it too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21:45:27.370130879</meta:creation-date>
    <dc:date>2025-06-12T17:43:56.940029882</dc:date>
    <meta:editing-duration>PT5M4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443" meta:character-count="2584" meta:non-whitespace-character-count="2164"/>
  </office:meta>
</office:document-meta>
</file>